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ed64" officeooo:paragraph-rsid="0016ed64"/>
    </style:style>
    <style:style style:name="P2" style:family="paragraph" style:parent-style-name="Standard">
      <style:paragraph-properties fo:text-align="justify" style:justify-single-word="false"/>
      <style:text-properties officeooo:rsid="0016ed64" officeooo:paragraph-rsid="0016ed64"/>
    </style:style>
    <style:style style:name="P3" style:family="paragraph" style:parent-style-name="Standard">
      <style:paragraph-properties fo:text-align="justify" style:justify-single-word="false"/>
      <style:text-properties officeooo:rsid="00198094" officeooo:paragraph-rsid="00198094"/>
    </style:style>
    <style:style style:name="P4" style:family="paragraph" style:parent-style-name="Standard">
      <style:paragraph-properties fo:text-align="justify" style:justify-single-word="false"/>
      <style:text-properties officeooo:rsid="0024facd" officeooo:paragraph-rsid="0024facd"/>
    </style:style>
    <style:style style:name="P5" style:family="paragraph" style:parent-style-name="Standard">
      <style:paragraph-properties fo:text-align="justify" style:justify-single-word="false"/>
      <style:text-properties fo:language="pt" fo:country="PT" officeooo:rsid="0024facd" officeooo:paragraph-rsid="0024facd"/>
    </style:style>
    <style:style style:name="P6" style:family="paragraph" style:parent-style-name="Standard">
      <style:text-properties fo:language="pt" fo:country="PT" officeooo:rsid="0028ddf2" officeooo:paragraph-rsid="0028ddf2"/>
    </style:style>
    <style:style style:name="P7" style:family="paragraph" style:parent-style-name="Standard">
      <style:text-properties officeooo:rsid="0016ed64" officeooo:paragraph-rsid="0016ed64"/>
    </style:style>
    <style:style style:name="P8" style:family="paragraph" style:parent-style-name="Standard">
      <style:text-properties officeooo:rsid="0028ddf2" officeooo:paragraph-rsid="00341e8a"/>
    </style:style>
    <style:style style:name="P9" style:family="paragraph" style:parent-style-name="Standard">
      <style:text-properties officeooo:rsid="0034668c" officeooo:paragraph-rsid="0034668c"/>
    </style:style>
    <style:style style:name="P10" style:family="paragraph" style:parent-style-name="Standard">
      <style:text-properties officeooo:rsid="0035f587" officeooo:paragraph-rsid="0035f587"/>
    </style:style>
    <style:style style:name="P11" style:family="paragraph" style:parent-style-name="Standard">
      <style:text-properties officeooo:rsid="003606dd" officeooo:paragraph-rsid="003606dd"/>
    </style:style>
    <style:style style:name="P12" style:family="paragraph" style:parent-style-name="Standard">
      <style:paragraph-properties fo:text-align="justify" style:justify-single-word="false"/>
      <style:text-properties fo:language="pt" fo:country="PT" officeooo:rsid="00368de9" officeooo:paragraph-rsid="00368de9"/>
    </style:style>
    <style:style style:name="T1" style:family="text">
      <style:text-properties officeooo:rsid="00186fd5"/>
    </style:style>
    <style:style style:name="T2" style:family="text">
      <style:text-properties fo:language="pt" fo:country="PT"/>
    </style:style>
    <style:style style:name="T3" style:family="text">
      <style:text-properties fo:language="pt" fo:country="PT" officeooo:rsid="00186fd5"/>
    </style:style>
    <style:style style:name="T4" style:family="text">
      <style:text-properties fo:language="pt" fo:country="PT" officeooo:rsid="00198094"/>
    </style:style>
    <style:style style:name="T5" style:family="text">
      <style:text-properties fo:language="pt" fo:country="PT" officeooo:rsid="001b0629"/>
    </style:style>
    <style:style style:name="T6" style:family="text">
      <style:text-properties fo:language="pt" fo:country="PT" officeooo:rsid="001bbccc"/>
    </style:style>
    <style:style style:name="T7" style:family="text">
      <style:text-properties fo:language="pt" fo:country="PT" officeooo:rsid="001bc708"/>
    </style:style>
    <style:style style:name="T8" style:family="text">
      <style:text-properties fo:language="pt" fo:country="PT" officeooo:rsid="001c1e99"/>
    </style:style>
    <style:style style:name="T9" style:family="text">
      <style:text-properties fo:language="pt" fo:country="PT" officeooo:rsid="001d34c9"/>
    </style:style>
    <style:style style:name="T10" style:family="text">
      <style:text-properties fo:language="pt" fo:country="PT" officeooo:rsid="001eb587"/>
    </style:style>
    <style:style style:name="T11" style:family="text">
      <style:text-properties fo:language="pt" fo:country="PT" officeooo:rsid="0020036e"/>
    </style:style>
    <style:style style:name="T12" style:family="text">
      <style:text-properties fo:language="pt" fo:country="PT" officeooo:rsid="0020acdc"/>
    </style:style>
    <style:style style:name="T13" style:family="text">
      <style:text-properties fo:language="pt" fo:country="PT" officeooo:rsid="00219844"/>
    </style:style>
    <style:style style:name="T14" style:family="text">
      <style:text-properties fo:language="pt" fo:country="PT" officeooo:rsid="0024facd"/>
    </style:style>
    <style:style style:name="T15" style:family="text">
      <style:text-properties fo:language="pt" fo:country="PT" officeooo:rsid="0024ffd2"/>
    </style:style>
    <style:style style:name="T16" style:family="text">
      <style:text-properties fo:language="pt" fo:country="PT" officeooo:rsid="0026e789"/>
    </style:style>
    <style:style style:name="T17" style:family="text">
      <style:text-properties fo:language="pt" fo:country="PT" officeooo:rsid="00270b58"/>
    </style:style>
    <style:style style:name="T18" style:family="text">
      <style:text-properties fo:language="pt" fo:country="PT" officeooo:rsid="002792e3"/>
    </style:style>
    <style:style style:name="T19" style:family="text">
      <style:text-properties fo:language="pt" fo:country="PT" officeooo:rsid="0028d3c0"/>
    </style:style>
    <style:style style:name="T20" style:family="text">
      <style:text-properties fo:language="pt" fo:country="PT" officeooo:rsid="0028ddf2"/>
    </style:style>
    <style:style style:name="T21" style:family="text">
      <style:text-properties fo:language="pt" fo:country="PT" officeooo:rsid="00290472"/>
    </style:style>
    <style:style style:name="T22" style:family="text">
      <style:text-properties fo:language="pt" fo:country="PT" officeooo:rsid="0029c26e"/>
    </style:style>
    <style:style style:name="T23" style:family="text">
      <style:text-properties fo:language="pt" fo:country="PT" officeooo:rsid="002cef2c"/>
    </style:style>
    <style:style style:name="T24" style:family="text">
      <style:text-properties fo:language="pt" fo:country="PT" officeooo:rsid="002e1bdd"/>
    </style:style>
    <style:style style:name="T25" style:family="text">
      <style:text-properties fo:language="pt" fo:country="PT" officeooo:rsid="0033ae43"/>
    </style:style>
    <style:style style:name="T26" style:family="text">
      <style:text-properties fo:language="pt" fo:country="PT" officeooo:rsid="00341e8a"/>
    </style:style>
    <style:style style:name="T27" style:family="text">
      <style:text-properties fo:language="pt" fo:country="PT" officeooo:rsid="0034668c"/>
    </style:style>
    <style:style style:name="T28" style:family="text">
      <style:text-properties fo:language="pt" fo:country="PT" officeooo:rsid="0034ecd5"/>
    </style:style>
    <style:style style:name="T29" style:family="text">
      <style:text-properties fo:language="pt" fo:country="PT" officeooo:rsid="0035f587"/>
    </style:style>
    <style:style style:name="T30" style:family="text">
      <style:text-properties fo:language="pt" fo:country="PT" officeooo:rsid="003606dd"/>
    </style:style>
    <style:style style:name="T31" style:family="text">
      <style:text-properties fo:language="pt" fo:country="PT" officeooo:rsid="00368de9"/>
    </style:style>
    <style:style style:name="T32" style:family="text">
      <style:text-properties fo:language="pt" fo:country="PT" officeooo:rsid="0038662f"/>
    </style:style>
    <style:style style:name="T33" style:family="text">
      <style:text-properties fo:language="pt" fo:country="PT" officeooo:rsid="0039c4f0"/>
    </style:style>
    <style:style style:name="T34" style:family="text">
      <style:text-properties fo:language="pt" fo:country="PT" officeooo:rsid="003a2806"/>
    </style:style>
    <style:style style:name="T35" style:family="text">
      <style:text-properties officeooo:rsid="0028ddf2"/>
    </style:style>
    <style:style style:name="T36" style:family="text">
      <style:text-properties officeooo:rsid="0038662f"/>
    </style:style>
    <style:style style:name="T37" style:family="text">
      <style:text-properties officeooo:rsid="0039c4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ues Tararam de Laurentys – 9793714.</text:p>
      <text:p text:style-name="P1">FLC0129 - Historiografia Grega – Periodo Noturno</text:p>
      <text:p text:style-name="P1"/>
      <text:p text:style-name="P2"><text:tab/><text:span text:style-name="T2">Herodoto</text:span> de Helicarnasso <text:span text:style-name="T1">foi um autor grego cujos textos se mostraram muito importantes no desenvolvimento da </text:span><text:span text:style-name="T3">historiografia.</text:span><text:span text:style-name="T1"> “Historias”, que formam a colecao de livros de sua autoria, eh uma obra muito criticada, tanto por seus contemporaneos quanto por autores futuros, mas que sobreviveu e que encontrou certa credibilidade </text:span><text:span text:style-name="T4">para os fatos que narra, após diversas analises. A principio, existem muitos motivos para desconfiar dos fatos apresentados, </text:span><text:span text:style-name="T5">alguns dos quais são inerentes ao período longinquo, mas outros são oriundos das informacoes </text:span><text:span text:style-name="T31">e forma</text:span><text:span text:style-name="T5"> que Horodoto escolheu </text:span><text:span text:style-name="T31">para </text:span><text:span text:style-name="T5">nos livros</text:span><text:span text:style-name="T4">.</text:span></text:p>
      <text:p text:style-name="P12">6</text:p>
      <text:p text:style-name="P3"><text:span text:style-name="T2"><text:tab/></text:span><text:span text:style-name="T7">O metodo escolhido por Herodoto para contar como e explicar por que os eventos se desenrola</text:span><text:span text:style-name="T13">r</text:span><text:span text:style-name="T7">am é marcante. </text:span><text:span text:style-name="T2">Herodo </text:span><text:span text:style-name="T5">não se propos a descrever as condicoes</text:span><text:span text:style-name="T6"> que</text:span><text:span text:style-name="T5"> propciam os eventos historicos, mas sim a trazer passagens das vidas de pessoas </text:span><text:span text:style-name="T6">que impactaram o desenrolar dos fatos, ao seu ver. </text:span><text:span text:style-name="T7">Muitos desses episodios não se conectam a historia da guerra entre os gregos e persas ou apresentam detalhes que não são relevantes ao evento historico. Essa caracteristica de “Historias” serve para mostrar que a procupacao com a historia envolve tanto os fatos historicos, como realz</text:span><text:span text:style-name="T13">i</text:span><text:span text:style-name="T7">acao de invasoes ou formacao de aliancas, quanto </text:span><text:span text:style-name="T8">algumas crencas de alguns povos. </text:span><text:span text:style-name="T9">Pode-se destacar, como exemplo, que do</text:span><text:span text:style-name="T8"> </text:span><text:span text:style-name="T9">paragrafo XV ate o XXII tem-se a descricao de como sucedeu amizade e alianca entre a Lidia e Mileto, porem, em seguida, nos paragrafos XXIII e XXIV, se conta a historia de Ariao, que recebeu ajuda de um golfinho para salvar sua vida.</text:span></text:p>
      <text:p text:style-name="P4"><text:span text:style-name="T9">1</text:span><text:span text:style-name="T32">6</text:span></text:p>
      <text:p text:style-name="P3"><text:span text:style-name="T9"><text:tab/>Apesar da estranhesa de </text:span><text:span text:style-name="T10">relatar uma historia que se assemelha a um conto num livro que se propoe a registrar </text:span><text:span text:style-name="T32">a historia da guerra</text:span><text:span text:style-name="T10">, é</text:span><text:span text:style-name="T11"> </text:span><text:span text:style-name="T10">estilo não </text:span><text:span text:style-name="T32">é </text:span><text:span text:style-name="T10">valido como texto historico. Se comparado com o que havia sido escrito previamente, fica claro um estilo inovador e, sem duvida, mais adequado as intencoes do autor. Antes de Herodoto, exist</text:span><text:span text:style-name="T14">i</text:span><text:span text:style-name="T10">am textos que se enquadravam como poesia epica, poesia lirica ou tragedia e, portanto, é notavel que textos em prosa não haviam se estabelecido. Ao passo que não se pode afirmar que Herodoto foi o primeiro a escrever um texto em prosa, </text:span><text:span text:style-name="T12">a recusa do texto em verso </text:span><text:span text:style-name="T21">ou teatral</text:span><text:span text:style-name="T12">, </text:span><text:span text:style-name="T14">que erao as formas comuns, mostra que ele considerava, de fato, que o que escrevia era diferente do que já existia, apesar do termo historia ou historiografia ainda não existirem.</text:span></text:p>
      <text:p text:style-name="P5">2<text:span text:style-name="T37">4</text:span></text:p>
      <text:p text:style-name="Standard"><text:span text:style-name="T2"><text:tab/></text:span><text:span text:style-name="T15">Porem, é claro que </text:span><text:span text:style-name="T16">também </text:span><text:span text:style-name="T15">percebe-se diferença entre o modo que Herodoto escreve e </text:span><text:span text:style-name="T17">o </text:span><text:span text:style-name="T15">que </text:span><text:span text:style-name="T17">demais </text:span><text:span text:style-name="T15">outros </text:span><text:span text:style-name="T16">autores de historia mais recentes </text:span><text:span text:style-name="T17">adotam</text:span><text:span text:style-name="T16">. </text:span><text:span text:style-name="T17">Como exemplo, </text:span><text:span text:style-name="T18">tem-se o livro “Ancient Greece: A Political, Social and Cultural History”. </text:span><text:span text:style-name="T19">O livro também contem o evento da visita de Solon a corte de Creso, porem, ele é abordado de forma diferete. </text:span><text:span text:style-name="T20">No livro, o evento se inicia com o trecho</text:span><text:span text:style-name="T19"> “</text:span><text:span text:style-name="T2">Solon came to Croesusʹ </text:span>palace, where the king made a point of having attendants give Solon a tour that would highlight Croesusʹ prosperity at every turn. Afterward, Croesus asked Solon if there was anyone in the world who struck him as particularly fortunate. Feigning innocence of Croesusʹ purpose in asking this question, Solon named a little‐known Greek man who had died fighting for his city, leaving children behind him, and was buried with honors”. <text:span text:style-name="T35">No </text:span><text:span text:style-name="T20">entanto, Herodoto, toma o paragrafo XXX inteiro para descrever </text:span><text:span text:style-name="T34">a mesma</text:span><text:span text:style-name="T20"> </text:span><text:span text:style-name="T34">passagem, pois</text:span><text:span text:style-name="T20"> traz muitos detalhes adicionais, como o numero de filhos e netos, participantes da guerra e marcas de dialogo.</text:span></text:p>
      <text:p text:style-name="P6">3<text:span text:style-name="T37">5</text:span></text:p>
      <text:p text:style-name="P8"><text:span text:style-name="T2"><text:tab/></text:span><text:span text:style-name="T21">A forma de “Historias” foi definida em linhas gerais, comentando-se sobre as preocupacoes do autor e sua escolha de assuntos e a escrita em prosa, porem </text:span><text:span text:style-name="T22">os detalhes que compoe a estrutura intra-topico também é interessante. </text:span><text:span text:style-name="T2">A forma que Herodoto da a</text:span><text:span text:style-name="T23">o paragrafo XXX</text:span><text:span text:style-name="T2"> revela caracteristicas de seu texto ainda não apresentadas. <text:s/></text:span><text:span text:style-name="T24">Antes de descrever o evento, </text:span><text:span text:style-name="T23">Herodoto, comeca contando por onde passou Solon </text:span><text:span text:style-name="T24">antes do palacio de Croeso</text:span><text:span text:style-name="T23">, </text:span><text:span text:style-name="T24">menciona quantos dias ele se alojou antes do evento. </text:span><text:span text:style-name="T25">Tambem, d</text:span><text:span text:style-name="T24">urante o relato da conversa entre eles, Herodoto opta pelo uso de dialogos, recriando o momento ao inves de descreve-lo, </text:span><text:span text:style-name="T25">como foi feito no livro mencionado</text:span><text:span text:style-name="T24">. </text:span><text:span text:style-name="T26">Porem, Herodoto não apenas </text:span><text:soft-page-break/><text:span text:style-name="T26">recria, mas também adiciona elementos a</text:span><text:span text:style-name="T27">s</text:span><text:span text:style-name="T26"> historia</text:span><text:span text:style-name="T27">s</text:span><text:span text:style-name="T26">, pela onisciencia que aparenta ter - como nesse mesmo evento em “Um tanto decepcionado diante da revelação de Sólon sobre a felicidade de Telo, Creso </text:span><text:span text:style-name="T27">(...)</text:span><text:span text:style-name="T26">”. </text:span><text:span text:style-name="T28">Na obra, esse é um evento de extrema importância, pois é ele que desencadeia uma sequencia de desastres na vida de Creso, porem ele bem poderia ser omitido dando lugar apenas a afirmacao de que Creso era narcisista e isso seria, futuramente, punido pelos deuses.</text:span></text:p>
      <text:p text:style-name="P10"><text:span text:style-name="T28">4</text:span><text:span text:style-name="T33">7</text:span></text:p>
      <text:p text:style-name="P8"><text:span text:style-name="T28"><text:tab/>O texto, porem, é permeado por tais digressoes, que se mostram, para herodoto, caracteristica fundamental para descricao da guerra entre os Gregos e Persas. </text:span><text:span text:style-name="T29">As “Historias” se desenrolam lentamente por meio de muitos eventos, muitas vezes encadeados, que, vagarosamente, caracterizam personagens e que justificam suas acoes nos acontecimentos relacionados a historia principal. “Historias” conte</text:span><text:span text:style-name="T30">m</text:span><text:span text:style-name="T29"> a descricao dos fatos da guerra, porem adicionada de </text:span><text:span text:style-name="T30">inumeras </text:span><text:span text:style-name="T29">anedotas dos personagens e povoados mais importantantes. </text:span><text:span text:style-name="T30">Isso da a sensacao de que Horodoto escreveu o livro imitando a meneira que contaria, pessoalme, a historia. Isso porque, quando se conta um historia, muitas vezes se comeca pelo meio, exigindo que fatos anteriores a linha narrativa sejam adicionados, não existe uma nocao tao clara do que é importante e o que não é, se mantem diversas linhas narrativas, <text:s/>se adicionam detalhes, se confundem as crencas do narrador e os pensamentos dos personagens, e se perde por tangentes a historia principal. Herodoto escreve com todas essas caracteristicas que, somadas, mostram como ele escreveu texto. Eh possível considerar que essa forma é caotica e inadequada, porem existe beleza inerente a ela.</text:span></text:p>
      <text:p text:style-name="P11"><text:span text:style-name="T30">6</text:span><text:span text:style-name="T33">0</text:span></text:p>
      <text:p text:style-name="P9"><text:span text:style-name="T26"/></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24fac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0T17:24:45.887874263</meta:creation-date>
    <dc:date>2020-11-17T12:52:42.690119795</dc:date>
    <meta:editing-duration>PT1H24M42S</meta:editing-duration>
    <meta:editing-cycles>5</meta:editing-cycles>
    <meta:generator>LibreOffice/6.0.7.3$Linux_X86_64 LibreOffice_project/00m0$Build-3</meta:generator>
    <meta:document-statistic meta:table-count="0" meta:image-count="0" meta:object-count="0" meta:page-count="2" meta:paragraph-count="14" meta:word-count="940" meta:character-count="5806" meta:non-whitespace-character-count="4870"/>
  </office:meta>
</office:document-meta>
</file>